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YALA AYALA CARMEN</text:span></text:p>
      <text:p text:style-name="P3"><text:span text:style-name="T6">CANT. TOTAL DE CAJAS: 139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.A.C.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6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GENETICA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75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>PONEDORAS S.A.C.</text:span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>GALLINAS ROJAS</text:p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RUCE APLAO</text:span></text:p>
      <text:p text:style-name="P6"/>
      <text:p text:style-name="P6">Recojo: <text:span text:style-name="T3">AYALA AYALA CARMEN</text:span></text:p>
      <text:p text:style-name="P6">Recojo: <text:span text:style-name="T3">OMAR FERNANDO FLORES LUNA</text:span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2T14:10:0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